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Arial" svg:font-family="Arial" style:font-family-generic="roman" style:font-pitch="variable"/>
    <style:font-face style:name="Nova Mono" svg:font-family="'Nova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va Mono1" svg:font-family="'Nova Mon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097in"/>
    </style:style>
    <style:style style:name="Table1.B" style:family="table-column">
      <style:table-column-properties style:column-width="1.3021in"/>
    </style:style>
    <style:style style:name="Table1.C" style:family="table-column">
      <style:table-column-properties style:column-width="1.0521in"/>
    </style:style>
    <style:style style:name="Table1.D" style:family="table-column">
      <style:table-column-properties style:column-width="1.8444in"/>
    </style:style>
    <style:style style:name="Table1.E" style:family="table-column">
      <style:table-column-properties style:column-width="1.2917in"/>
    </style:style>
    <style:style style:name="Table1.1" style:family="table-row">
      <style:table-row-properties fo:keep-together="auto"/>
    </style:style>
    <style:style style:name="Table1.A1" style:family="table-cell">
      <style:table-cell-properties fo:padding="0.0694in" fo:border="1pt solid #000001"/>
    </style:style>
    <style:style style:name="Table1.A35" style:family="table-cell">
      <style:table-cell-properties fo:padding="0.0694in" fo:border-left="1pt solid #000001" fo:border-right="1pt solid #000001" fo:border-top="none" fo:border-bottom="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style:text-properties officeooo:rsid="000d3b73" officeooo:paragraph-rsid="000d3b73"/>
    </style:style>
    <style:style style:name="P4" style:family="paragraph" style:parent-style-name="Standard">
      <style:paragraph-properties fo:margin-top="0in" fo:margin-bottom="0in" loext:contextual-spacing="false"/>
      <style:text-properties style:text-underline-style="none" officeooo:rsid="00102338" officeooo:paragraph-rsid="00102338"/>
    </style:style>
    <style:style style:name="P5" style:family="paragraph" style:parent-style-name="Standard">
      <style:paragraph-properties fo:margin-top="0in" fo:margin-bottom="0in" loext:contextual-spacing="false"/>
      <style:text-properties officeooo:rsid="001224e2" officeooo:paragraph-rsid="001224e2"/>
    </style:style>
    <style:style style:name="P6" style:family="paragraph" style:parent-style-name="Standard">
      <style:paragraph-properties fo:margin-top="0in" fo:margin-bottom="0in" loext:contextual-spacing="false"/>
      <style:text-properties officeooo:paragraph-rsid="001224e2"/>
    </style:style>
    <style:style style:name="P7" style:family="paragraph" style:parent-style-name="Standard">
      <style:paragraph-properties fo:margin-top="0in" fo:margin-bottom="0in" loext:contextual-spacing="false" fo:line-height="100%" fo:orphans="0" fo:widows="0"/>
      <style:text-properties style:font-name="Cantarell" fo:font-size="11pt" style:font-size-asian="11pt" style:font-size-complex="11pt"/>
    </style:style>
    <style:style style:name="P8" style:family="paragraph" style:parent-style-name="Standard">
      <style:paragraph-properties fo:margin-top="0in" fo:margin-bottom="0in" loext:contextual-spacing="false" fo:line-height="100%" fo:orphans="0" fo:widows="0"/>
      <style:text-properties style:font-name="Cantarell" fo:font-size="11pt" officeooo:rsid="000990df" officeooo:paragraph-rsid="000990df" style:font-size-asian="11pt" style:font-size-complex="11pt"/>
    </style:style>
    <style:style style:name="P9" style:family="paragraph" style:parent-style-name="Standard">
      <style:paragraph-properties fo:margin-top="0in" fo:margin-bottom="0in" loext:contextual-spacing="false" fo:line-height="100%" fo:orphans="0" fo:widows="0"/>
      <style:text-properties style:font-name="Cantarell" fo:font-size="11pt" officeooo:rsid="000d3b73" officeooo:paragraph-rsid="000d3b73" style:font-size-asian="11pt" style:font-size-complex="11pt"/>
    </style:style>
    <style:style style:name="P10" style:family="paragraph" style:parent-style-name="Standard">
      <style:paragraph-properties fo:margin-top="0in" fo:margin-bottom="0in" loext:contextual-spacing="false" fo:line-height="100%" fo:orphans="0" fo:widows="0"/>
      <style:text-properties style:font-name="Cantarell" fo:font-size="11pt" officeooo:rsid="000a4e32" officeooo:paragraph-rsid="000a4e32" style:font-size-asian="11pt" style:font-size-complex="11pt"/>
    </style:style>
    <style:style style:name="P11" style:family="paragraph" style:parent-style-name="Standard">
      <style:paragraph-properties fo:margin-top="0in" fo:margin-bottom="0in" loext:contextual-spacing="false" fo:line-height="100%" fo:orphans="0" fo:widows="0"/>
      <style:text-properties style:font-name="Cantarell" fo:font-size="11pt" officeooo:rsid="001c0224" officeooo:paragraph-rsid="001c0224" style:font-size-asian="11pt" style:font-size-complex="11pt"/>
    </style:style>
    <style:style style:name="P12" style:family="paragraph" style:parent-style-name="Standard">
      <style:paragraph-properties fo:margin-top="0in" fo:margin-bottom="0in" loext:contextual-spacing="false" fo:line-height="100%" fo:orphans="0" fo:widows="0"/>
      <style:text-properties style:font-name="Cantarell" fo:font-size="11pt" officeooo:rsid="000bb83e" officeooo:paragraph-rsid="000bb83e" style:font-size-asian="11pt" style:font-size-complex="11pt"/>
    </style:style>
    <style:style style:name="P13" style:family="paragraph" style:parent-style-name="Standard">
      <style:paragraph-properties fo:margin-top="0in" fo:margin-bottom="0in" loext:contextual-spacing="false" fo:line-height="100%" fo:orphans="0" fo:widows="0"/>
      <style:text-properties style:font-name="Cantarell" fo:font-size="11pt" officeooo:rsid="000c7a95" officeooo:paragraph-rsid="000c7a95" style:font-size-asian="11pt" style:font-size-complex="11pt"/>
    </style:style>
    <style:style style:name="P14" style:family="paragraph" style:parent-style-name="Standard">
      <style:paragraph-properties fo:margin-top="0in" fo:margin-bottom="0in" loext:contextual-spacing="false" fo:line-height="100%" fo:orphans="0" fo:widows="0"/>
      <style:text-properties style:font-name="Cantarell" fo:font-size="11pt" officeooo:rsid="0013793e" officeooo:paragraph-rsid="0013793e" style:font-size-asian="11pt" style:font-size-complex="11pt"/>
    </style:style>
    <style:style style:name="P15" style:family="paragraph" style:parent-style-name="Standard">
      <style:paragraph-properties fo:margin-top="0in" fo:margin-bottom="0in" loext:contextual-spacing="false" fo:line-height="100%" fo:orphans="0" fo:widows="0"/>
      <style:text-properties style:font-name="Cantarell" fo:font-size="11pt" officeooo:rsid="00125b8b" officeooo:paragraph-rsid="00125b8b" style:font-size-asian="11pt" style:font-size-complex="11pt"/>
    </style:style>
    <style:style style:name="P16" style:family="paragraph" style:parent-style-name="Standard">
      <style:paragraph-properties fo:margin-top="0in" fo:margin-bottom="0in" loext:contextual-spacing="false" fo:line-height="100%" fo:orphans="0" fo:widows="0"/>
      <style:text-properties style:font-name="Cantarell" fo:font-size="11pt" officeooo:rsid="000e912e" officeooo:paragraph-rsid="000e912e" style:font-size-asian="11pt" style:font-size-complex="11pt"/>
    </style:style>
    <style:style style:name="P17" style:family="paragraph" style:parent-style-name="Standard">
      <style:paragraph-properties fo:margin-top="0in" fo:margin-bottom="0in" loext:contextual-spacing="false" fo:line-height="100%" fo:orphans="0" fo:widows="0"/>
      <style:text-properties style:font-name="Cantarell" fo:font-size="11pt" officeooo:rsid="000e9c1b" officeooo:paragraph-rsid="000e9c1b" style:font-size-asian="11pt" style:font-size-complex="11pt"/>
    </style:style>
    <style:style style:name="P18" style:family="paragraph" style:parent-style-name="Standard">
      <style:paragraph-properties fo:margin-top="0in" fo:margin-bottom="0in" loext:contextual-spacing="false" fo:line-height="100%" fo:orphans="0" fo:widows="0"/>
      <style:text-properties style:font-name="Cantarell" fo:font-size="11pt" officeooo:rsid="0019a684" officeooo:paragraph-rsid="0019a684" style:font-size-asian="11pt" style:font-size-complex="11pt"/>
    </style:style>
    <style:style style:name="P19" style:family="paragraph" style:parent-style-name="Standard">
      <style:paragraph-properties fo:margin-top="0in" fo:margin-bottom="0in" loext:contextual-spacing="false" fo:line-height="100%" fo:orphans="0" fo:widows="0"/>
      <style:text-properties style:font-name="Cantarell" fo:font-size="11pt" officeooo:rsid="00102338" officeooo:paragraph-rsid="00102338" style:font-size-asian="11pt" style:font-size-complex="11pt"/>
    </style:style>
    <style:style style:name="P20" style:family="paragraph" style:parent-style-name="Standard">
      <style:paragraph-properties fo:margin-top="0in" fo:margin-bottom="0in" loext:contextual-spacing="false" fo:line-height="100%" fo:orphans="0" fo:widows="0"/>
      <style:text-properties style:font-name="Cantarell" fo:font-size="11pt" officeooo:rsid="0015004e" officeooo:paragraph-rsid="0015004e" style:font-size-asian="11pt" style:font-size-complex="11pt"/>
    </style:style>
    <style:style style:name="P21" style:family="paragraph" style:parent-style-name="Standard">
      <style:paragraph-properties fo:margin-top="0in" fo:margin-bottom="0in" loext:contextual-spacing="false" fo:line-height="100%" fo:orphans="0" fo:widows="0"/>
      <style:text-properties style:font-name="Cantarell" fo:font-size="11pt" officeooo:rsid="001224e2" officeooo:paragraph-rsid="001224e2" style:font-size-asian="11pt" style:font-size-complex="11pt"/>
    </style:style>
    <style:style style:name="P22" style:family="paragraph" style:parent-style-name="Standard">
      <style:paragraph-properties fo:margin-top="0in" fo:margin-bottom="0in" loext:contextual-spacing="false" fo:line-height="100%" fo:orphans="0" fo:widows="0"/>
      <style:text-properties style:font-name="Cantarell" fo:font-size="11pt" officeooo:rsid="001236fd" officeooo:paragraph-rsid="001236fd" style:font-size-asian="11pt" style:font-size-complex="11pt"/>
    </style:style>
    <style:style style:name="P23" style:family="paragraph" style:parent-style-name="Standard">
      <style:paragraph-properties fo:margin-top="0in" fo:margin-bottom="0in" loext:contextual-spacing="false" fo:line-height="100%" fo:orphans="0" fo:widows="0"/>
      <style:text-properties style:font-name="Cantarell" fo:font-size="11pt" officeooo:rsid="001a500c" officeooo:paragraph-rsid="001a500c" style:font-size-asian="11pt" style:font-size-complex="11pt"/>
    </style:style>
    <style:style style:name="P24" style:family="paragraph" style:parent-style-name="Standard">
      <style:paragraph-properties fo:margin-top="0in" fo:margin-bottom="0in" loext:contextual-spacing="false" fo:line-height="100%" fo:orphans="0" fo:widows="0"/>
      <style:text-properties style:font-name="Cantarell" fo:font-size="11pt" officeooo:rsid="000a8d33" officeooo:paragraph-rsid="000a8d33" style:font-size-asian="11pt" style:font-size-complex="11pt"/>
    </style:style>
    <style:style style:name="P25" style:family="paragraph" style:parent-style-name="Standard">
      <style:paragraph-properties fo:margin-top="0in" fo:margin-bottom="0in" loext:contextual-spacing="false" fo:line-height="100%" fo:orphans="0" fo:widows="0"/>
      <style:text-properties style:font-name="Cantarell" fo:font-size="11pt" fo:background-color="#ffffff" style:font-size-asian="11pt" style:font-size-complex="11pt"/>
    </style:style>
    <style:style style:name="P26" style:family="paragraph" style:parent-style-name="Standard">
      <style:paragraph-properties fo:margin-top="0in" fo:margin-bottom="0in" loext:contextual-spacing="false"/>
      <style:text-properties fo:font-size="10pt" fo:background-color="#ffffff" style:font-size-asian="10pt" style:font-size-complex="10pt"/>
    </style:style>
    <style:style style:name="P27" style:family="paragraph" style:parent-style-name="Standard">
      <style:paragraph-properties fo:margin-top="0in" fo:margin-bottom="0in" loext:contextual-spacing="false"/>
      <style:text-properties fo:font-size="10pt" style:text-underline-style="none" fo:font-weight="bold" officeooo:rsid="000d3b73" officeooo:paragraph-rsid="000d3b73" fo:background-color="#ffffff" style:font-size-asian="10pt" style:font-weight-asian="bold" style:font-size-complex="10pt" style:font-weight-complex="bold"/>
    </style:style>
    <style:style style:name="P28" style:family="paragraph" style:parent-style-name="Standard">
      <style:paragraph-properties fo:margin-top="0in" fo:margin-bottom="0in" loext:contextual-spacing="false"/>
      <style:text-properties fo:font-size="10pt" style:text-underline-style="none" fo:font-weight="bold" officeooo:rsid="00102338" officeooo:paragraph-rsid="00102338" fo:background-color="#ffffff" style:font-size-asian="10pt" style:font-weight-asian="bold" style:font-size-complex="10pt" style:font-weight-complex="bold"/>
    </style:style>
    <style:style style:name="P29" style:family="paragraph" style:parent-style-name="Standard">
      <style:paragraph-properties fo:margin-top="0in" fo:margin-bottom="0in" loext:contextual-spacing="false"/>
      <style:text-properties fo:font-size="10pt" style:text-underline-style="none" officeooo:rsid="000d3b73" officeooo:paragraph-rsid="000d3b73" fo:background-color="#ffffff" style:font-size-asian="10pt" style:font-size-complex="10pt"/>
    </style:style>
    <style:style style:name="P30" style:family="paragraph" style:parent-style-name="Standard">
      <style:paragraph-properties fo:margin-top="0in" fo:margin-bottom="0in" loext:contextual-spacing="false"/>
      <style:text-properties fo:font-size="10pt" style:text-underline-style="none" officeooo:rsid="00102338" officeooo:paragraph-rsid="00102338" fo:background-color="#ffffff" style:font-size-asian="10pt" style:font-size-complex="10pt"/>
    </style:style>
    <style:style style:name="P31" style:family="paragraph" style:parent-style-name="Standard">
      <style:paragraph-properties fo:margin-top="0in" fo:margin-bottom="0in" loext:contextual-spacing="false"/>
      <style:text-properties fo:font-size="10pt" style:font-size-asian="10pt" style:font-size-complex="10pt"/>
    </style:style>
    <style:style style:name="P32" style:family="paragraph" style:parent-style-name="Standard">
      <style:paragraph-properties fo:margin-top="0in" fo:margin-bottom="0in" loext:contextual-spacing="false"/>
      <style:text-properties fo:font-size="10pt" fo:font-weight="bold" style:font-size-asian="10pt" style:font-weight-asian="bold" style:font-size-complex="10pt"/>
    </style:style>
    <style:style style:name="P33" style:family="paragraph" style:parent-style-name="Standard">
      <style:paragraph-properties fo:margin-top="0in" fo:margin-bottom="0in" loext:contextual-spacing="false"/>
      <style:text-properties style:font-name="Nova Mono" fo:font-size="10pt" style:font-name-asian="Nova Mono1" style:font-size-asian="10pt" style:font-name-complex="Nova Mono1" style:font-size-complex="10pt"/>
    </style:style>
    <style:style style:name="P34" style:family="paragraph" style:parent-style-name="Standard">
      <style:paragraph-properties fo:margin-top="0in" fo:margin-bottom="0in" loext:contextual-spacing="false"/>
      <style:text-properties style:font-name="Nova Mono" fo:font-size="10pt" fo:background-color="#ffffff" style:font-name-asian="Nova Mono1" style:font-size-asian="10pt" style:font-name-complex="Nova Mono1" style:font-size-complex="10pt"/>
    </style:style>
    <style:style style:name="P35" style:family="paragraph" style:parent-style-name="Heading_20_1">
      <style:paragraph-properties fo:margin-top="0in" fo:margin-bottom="0in" loext:contextual-spacing="false" fo:line-height="100%" fo:orphans="0" fo:widows="0"/>
      <style:text-properties style:font-name="Cantarell" fo:font-size="11pt" officeooo:rsid="00168875" officeooo:paragraph-rsid="00168875" style:font-size-asian="11pt" style:font-size-complex="11pt"/>
    </style:style>
    <style:style style:name="P36" style:family="paragraph" style:parent-style-name="Preformatted_20_Text">
      <style:paragraph-properties fo:margin-top="0in" fo:margin-bottom="0in" loext:contextual-spacing="false" fo:line-height="100%" fo:orphans="0" fo:widows="0"/>
      <style:text-properties style:font-name="Cantarell" fo:font-size="11pt" style:font-size-asian="11pt" style:font-size-complex="11pt"/>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Cantarell" fo:font-size="11pt" style:font-size-asian="11pt" style:font-size-complex="11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Cantarell" fo:font-size="11pt" fo:font-weight="bold" style:font-size-asian="11pt" style:font-weight-asian="bold" style:font-size-complex="11pt"/>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Cantarell" fo:font-size="11pt" fo:background-color="#ffffff" style:font-size-asian="11pt" style:font-size-complex="11pt"/>
    </style:style>
    <style:style style:name="P41" style:family="paragraph" style:parent-style-name="Standard" style:master-page-name="Standard">
      <style:paragraph-properties fo:margin-top="0in" fo:margin-bottom="0in" loext:contextual-spacing="false" style:page-number="1"/>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background-color="#ffffff" loext:char-shading-value="0"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fo:background-color="#ffffff" loext:char-shading-value="0" style:font-size-asian="10pt" style:font-weight-asian="bold" style:font-size-complex="10pt" style:font-weight-complex="bold"/>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solid" style:text-underline-width="auto" style:text-underline-color="font-color" fo:background-color="#ffffff" loext:char-shading-value="0" style:font-size-asian="10pt" style:font-size-complex="10pt"/>
    </style:style>
    <style:style style:name="T7" style:family="text">
      <style:text-properties fo:font-size="10pt" fo:font-weight="normal" style:font-size-asian="10pt" style:font-weight-asian="normal" style:font-size-complex="10pt"/>
    </style:style>
    <style:style style:name="T8" style:family="text">
      <style:text-properties fo:font-size="10pt" fo:font-weight="normal" fo:background-color="#ffffff" loext:char-shading-value="0" style:font-size-asian="10pt" style:font-weight-asian="normal" style:font-size-complex="10pt"/>
    </style:style>
    <style:style style:name="T9" style:family="text">
      <style:text-properties fo:font-size="10pt" style:text-underline-style="none" fo:background-color="#ffffff" loext:char-shading-value="0" style:font-size-asian="10pt" style:font-size-complex="10pt"/>
    </style:style>
    <style:style style:name="T10" style:family="text">
      <style:text-properties fo:font-size="10pt" style:text-underline-style="none" officeooo:rsid="000d3b73" fo:background-color="#ffffff" loext:char-shading-value="0" style:font-size-asian="10pt" style:font-size-complex="10pt"/>
    </style:style>
    <style:style style:name="T11" style:family="text">
      <style:text-properties fo:font-size="10pt" style:text-underline-style="none" fo:font-weight="bold" fo:background-color="#ffffff" loext:char-shading-value="0" style:font-size-asian="10pt" style:font-weight-asian="bold" style:font-size-complex="10pt" style:font-weight-complex="bold"/>
    </style:style>
    <style:style style:name="T12" style:family="text">
      <style:text-properties style:font-name="Nova Mono" fo:font-size="10pt" style:font-name-asian="Nova Mono1" style:font-size-asian="10pt" style:font-name-complex="Nova Mono1" style:font-size-complex="10pt"/>
    </style:style>
    <style:style style:name="T13" style:family="text">
      <style:text-properties officeooo:rsid="000d3b73"/>
    </style:style>
    <style:style style:name="T14" style:family="text">
      <style:text-properties officeooo:rsid="001162ac"/>
    </style:style>
    <style:style style:name="T15" style:family="text">
      <style:text-properties officeooo:rsid="001224e2"/>
    </style:style>
    <style:style style:name="T16" style:family="text">
      <style:text-properties fo:font-style="italic"/>
    </style:style>
    <style:style style:name="T17" style:family="text">
      <style:text-properties officeooo:rsid="0013793e"/>
    </style:style>
    <style:style style:name="T18" style:family="text">
      <style:text-properties officeooo:rsid="001c0224"/>
    </style:style>
    <style:style style:name="T19" style:family="text">
      <style:text-properties style:use-window-font-color="true" style:font-name="Cantarell" fo:font-size="11pt" style:text-underline-style="none" fo:background-color="transparent" loext:char-shading-value="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Feature selection based on mapping the genes to the reg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9">Genes</text:p>
          </table:table-cell>
          <table:table-cell table:style-name="Table1.A1" office:value-type="string">
            <text:p text:style-name="P39">Literature source </text:p>
          </table:table-cell>
          <table:table-cell table:style-name="Table1.A1" office:value-type="string">
            <text:p text:style-name="P39">Chromosome</text:p>
          </table:table-cell>
          <table:table-cell table:style-name="Table1.A1" office:value-type="string">
            <text:p text:style-name="P39">Regions</text:p>
          </table:table-cell>
          <table:table-cell table:style-name="Table1.A1" office:value-type="string">
            <text:p text:style-name="P39">Feature (V)</text:p>
          </table:table-cell>
        </table:table-row>
        <table:table-row table:style-name="Table1.1">
          <table:table-cell table:style-name="Table1.A1" office:value-type="string">
            <text:p text:style-name="P38">HER2</text:p>
          </table:table-cell>
          <table:table-cell table:style-name="Table1.A1" office:value-type="string">
            <text:p text:style-name="P38">4,2</text:p>
          </table:table-cell>
          <table:table-cell table:style-name="Table1.A1" office:value-type="string">
            <text:p text:style-name="P38">17</text:p>
          </table:table-cell>
          <table:table-cell table:style-name="Table1.A1" office:value-type="string">
            <text:p text:style-name="P38">35104766,35138441</text:p>
          </table:table-cell>
          <table:table-cell table:style-name="Table1.A1" office:value-type="string">
            <text:p text:style-name="P38">2185 <text:span text:style-name="T18">(dubbel)</text:span></text:p>
          </table:table-cell>
        </table:table-row>
        <table:table-row table:style-name="Table1.1">
          <table:table-cell table:style-name="Table1.A1" office:value-type="string">
            <text:p text:style-name="P38">ESR1</text:p>
          </table:table-cell>
          <table:table-cell table:style-name="Table1.A1" office:value-type="string">
            <text:p text:style-name="P38">4,2</text:p>
          </table:table-cell>
          <table:table-cell table:style-name="Table1.A1" office:value-type="string">
            <text:p text:style-name="P38">6</text:p>
          </table:table-cell>
          <table:table-cell table:style-name="Table1.A1" office:value-type="string">
            <text:p text:style-name="P38">152053324,152466099</text:p>
          </table:table-cell>
          <table:table-cell table:style-name="Table1.A1" office:value-type="string">
            <text:p text:style-name="P38">877-879</text:p>
          </table:table-cell>
        </table:table-row>
        <table:table-row table:style-name="Table1.1">
          <table:table-cell table:style-name="Table1.A1" office:value-type="string">
            <text:p text:style-name="P38">ESR2</text:p>
          </table:table-cell>
          <table:table-cell table:style-name="Table1.A1" office:value-type="string">
            <text:p text:style-name="P38">4,2</text:p>
          </table:table-cell>
          <table:table-cell table:style-name="Table1.A1" office:value-type="string">
            <text:p text:style-name="P38">14</text:p>
          </table:table-cell>
          <table:table-cell table:style-name="Table1.A1" office:value-type="string">
            <text:p text:style-name="P38">63763506,63875021</text:p>
          </table:table-cell>
          <table:table-cell table:style-name="Table1.A1" office:value-type="string">
            <text:p text:style-name="P38">1842</text:p>
          </table:table-cell>
        </table:table-row>
        <table:table-row table:style-name="Table1.1">
          <table:table-cell table:style-name="Table1.A1" office:value-type="string">
            <text:p text:style-name="P38">PGR</text:p>
          </table:table-cell>
          <table:table-cell table:style-name="Table1.A1" office:value-type="string">
            <text:p text:style-name="P38">4</text:p>
          </table:table-cell>
          <table:table-cell table:style-name="Table1.A1" office:value-type="string">
            <text:p text:style-name="P38">11</text:p>
          </table:table-cell>
          <table:table-cell table:style-name="Table1.A1" office:value-type="string">
            <text:p text:style-name="P38">100414313,100506465</text:p>
          </table:table-cell>
          <table:table-cell table:style-name="Table1.A1" office:value-type="string">
            <text:p text:style-name="P38">1578</text:p>
          </table:table-cell>
        </table:table-row>
        <table:table-row table:style-name="Table1.1">
          <table:table-cell table:style-name="Table1.A1" office:value-type="string">
            <text:p text:style-name="P38">BCL11A</text:p>
          </table:table-cell>
          <table:table-cell table:style-name="Table1.A1" office:value-type="string">
            <text:p text:style-name="P38">3</text:p>
          </table:table-cell>
          <table:table-cell table:style-name="Table1.A1" office:value-type="string">
            <text:p text:style-name="P38">2</text:p>
          </table:table-cell>
          <table:table-cell table:style-name="Table1.A1" office:value-type="string">
            <text:p text:style-name="P37"><text:a xlink:type="simple" xlink:href="http://may2009.archive.ensembl.org/Homo_sapiens/Location/View?db=core;g=ENSG00000119866;r=2:60531806-60634272" text:style-name="Internet_20_link" text:visited-style-name="Visited_20_Internet_20_Link">6</text:a><text:a xlink:type="simple" xlink:href="http://may2009.archive.ensembl.org/Homo_sapiens/Location/View?db=core;g=ENSG00000119866;r=2:60531806-60634272" text:style-name="Internet_20_link" text:visited-style-name="Visited_20_Internet_20_Link">0531806,60634272</text:a></text:p>
          </table:table-cell>
          <table:table-cell table:style-name="Table1.A1" office:value-type="string">
            <text:p text:style-name="P38">304</text:p>
          </table:table-cell>
        </table:table-row>
        <table:table-row table:style-name="Table1.1">
          <table:table-cell table:style-name="Table1.A1" office:value-type="string">
            <text:p text:style-name="P38">GATA3</text:p>
          </table:table-cell>
          <table:table-cell table:style-name="Table1.A1" office:value-type="string">
            <text:p text:style-name="P38">2,1</text:p>
          </table:table-cell>
          <table:table-cell table:style-name="Table1.A1" office:value-type="string">
            <text:p text:style-name="P38">10</text:p>
          </table:table-cell>
          <table:table-cell table:style-name="Table1.A1" office:value-type="string">
            <text:p text:style-name="P37"><text:a xlink:type="simple" xlink:href="http://may2009.archive.ensembl.org/Homo_sapiens/Location/View?db=core;g=ENSG00000107485;r=10:8136673-8157170" text:style-name="Internet_20_link" text:visited-style-name="Visited_20_Internet_20_Link">8136673,8157170</text:a><text:span text:style-name="T19"> </text:span></text:p>
          </table:table-cell>
          <table:table-cell table:style-name="Table1.A1" office:value-type="string">
            <text:p text:style-name="P38">1297</text:p>
          </table:table-cell>
        </table:table-row>
        <table:table-row table:style-name="Table1.1">
          <table:table-cell table:style-name="Table1.A1" office:value-type="string">
            <text:p text:style-name="P38">Ki67</text:p>
          </table:table-cell>
          <table:table-cell table:style-name="Table1.A1" office:value-type="string">
            <text:p text:style-name="P38">2,<text:span text:style-name="T14">9</text:span></text:p>
          </table:table-cell>
          <table:table-cell table:style-name="Table1.A1" office:value-type="string">
            <text:p text:style-name="P38">10</text:p>
          </table:table-cell>
          <table:table-cell table:style-name="Table1.A1" office:value-type="string">
            <text:p text:style-name="P37"><text:a xlink:type="simple" xlink:href="http://may2009.archive.ensembl.org/Homo_sapiens/Location/View?db=core;g=ENSG00000148773;r=10:129784913-129814645" text:style-name="Internet_20_link" text:visited-style-name="Visited_20_Internet_20_Link"><text:span text:style-name="T19">129784913,129814645</text:span></text:a></text:p>
          </table:table-cell>
          <table:table-cell table:style-name="Table1.A1" office:value-type="string">
            <text:p text:style-name="P38">1395</text:p>
          </table:table-cell>
        </table:table-row>
        <table:table-row table:style-name="Table1.1">
          <table:table-cell table:style-name="Table1.A1" office:value-type="string">
            <text:p text:style-name="P38">STAT1</text:p>
          </table:table-cell>
          <table:table-cell table:style-name="Table1.A1" office:value-type="string">
            <text:p text:style-name="P38">2</text:p>
          </table:table-cell>
          <table:table-cell table:style-name="Table1.A1" office:value-type="string">
            <text:p text:style-name="P38">2</text:p>
          </table:table-cell>
          <table:table-cell table:style-name="Table1.A1" office:value-type="string">
            <text:p text:style-name="P37"><text:a xlink:type="simple" xlink:href="http://may2009.archive.ensembl.org/Homo_sapiens/Location/View?db=core;g=ENSG00000115415;r=2:191542121-191587181" text:style-name="Internet_20_link" text:visited-style-name="Visited_20_Internet_20_Link"><text:span text:style-name="T19">191542121,191587181</text:span></text:a></text:p>
          </table:table-cell>
          <table:table-cell table:style-name="Table1.A1" office:value-type="string">
            <text:p text:style-name="P38">360</text:p>
          </table:table-cell>
        </table:table-row>
        <table:table-row table:style-name="Table1.1">
          <table:table-cell table:style-name="Table1.A1" office:value-type="string">
            <text:p text:style-name="P40">K19</text:p>
          </table:table-cell>
          <table:table-cell table:style-name="Table1.A1" office:value-type="string">
            <text:p text:style-name="P40">1</text:p>
          </table:table-cell>
          <table:table-cell table:style-name="Table1.A1" office:value-type="string">
            <text:p text:style-name="P38">17</text:p>
          </table:table-cell>
          <table:table-cell table:style-name="Table1.A1" office:value-type="string">
            <text:p text:style-name="P37"><text:a xlink:type="simple" xlink:href="http://may2009.archive.ensembl.org/Homo_sapiens/Location/View?db=core;g=ENSG00000171345;r=17:36933396-36938167;t=ENST00000361566" text:style-name="Internet_20_link" text:visited-style-name="Visited_20_Internet_20_Link"><text:span text:style-name="T19">36933396,36938167</text:span></text:a></text:p>
          </table:table-cell>
          <table:table-cell table:style-name="Table1.A1" office:value-type="string">
            <text:p text:style-name="P38">2201</text:p>
          </table:table-cell>
        </table:table-row>
        <table:table-row table:style-name="Table1.1">
          <table:table-cell table:style-name="Table1.A1" office:value-type="string">
            <text:p text:style-name="P40">K8</text:p>
          </table:table-cell>
          <table:table-cell table:style-name="Table1.A1" office:value-type="string">
            <text:p text:style-name="P40">1</text:p>
          </table:table-cell>
          <table:table-cell table:style-name="Table1.A1" office:value-type="string">
            <text:p text:style-name="P38">12</text:p>
          </table:table-cell>
          <table:table-cell table:style-name="Table1.A1" office:value-type="string">
            <text:p text:style-name="P37"><text:a xlink:type="simple" xlink:href="http://may2009.archive.ensembl.org/Homo_sapiens/Location/View?db=core;g=ENSG00000170421;r=12:51577238-51585127;t=ENST00000293308" text:style-name="Internet_20_link" text:visited-style-name="Visited_20_Internet_20_Link">51577238,51585127</text:a><text:span text:style-name="T19"> </text:span></text:p>
          </table:table-cell>
          <table:table-cell table:style-name="Table1.A1" office:value-type="string">
            <text:p text:style-name="P38">1647</text:p>
          </table:table-cell>
        </table:table-row>
        <table:table-row table:style-name="Table1.1">
          <table:table-cell table:style-name="Table1.A1" office:value-type="string">
            <text:p text:style-name="P40">K18</text:p>
          </table:table-cell>
          <table:table-cell table:style-name="Table1.A1" office:value-type="string">
            <text:p text:style-name="P40">1</text:p>
          </table:table-cell>
          <table:table-cell table:style-name="Table1.A1" office:value-type="string">
            <text:p text:style-name="P38">12</text:p>
          </table:table-cell>
          <table:table-cell table:style-name="Table1.A1" office:value-type="string">
            <text:p text:style-name="P37"><text:a xlink:type="simple" xlink:href="http://may2009.archive.ensembl.org/Homo_sapiens/Location/View?db=core;g=ENSG00000111057;r=12:51628922-51632951" text:style-name="Internet_20_link" text:visited-style-name="Visited_20_Internet_20_Link"><text:span text:style-name="T19">51628922,51632951</text:span></text:a></text:p>
          </table:table-cell>
          <table:table-cell table:style-name="Table1.A1" office:value-type="string">
            <text:p text:style-name="P38">1647</text:p>
          </table:table-cell>
        </table:table-row>
        <table:table-row table:style-name="Table1.1">
          <table:table-cell table:style-name="Table1.A1" office:value-type="string">
            <text:p text:style-name="P40">GSTM-3</text:p>
          </table:table-cell>
          <table:table-cell table:style-name="Table1.A1" office:value-type="string">
            <text:p text:style-name="P40">1</text:p>
          </table:table-cell>
          <table:table-cell table:style-name="Table1.A1" office:value-type="string">
            <text:p text:style-name="P38">1</text:p>
          </table:table-cell>
          <table:table-cell table:style-name="Table1.A1" office:value-type="string">
            <text:p text:style-name="P37"><text:a xlink:type="simple" xlink:href="http://may2009.archive.ensembl.org/Homo_sapiens/Location/View?db=core;g=ENSG00000134202;r=1:110078077-110085183" text:style-name="Internet_20_link" text:visited-style-name="Visited_20_Internet_20_Link"><text:span text:style-name="T19">110078077,110085183</text:span></text:a></text:p>
          </table:table-cell>
          <table:table-cell table:style-name="Table1.A1" office:value-type="string">
            <text:p text:style-name="P38">154</text:p>
          </table:table-cell>
        </table:table-row>
        <table:table-row table:style-name="Table1.1">
          <table:table-cell table:style-name="Table1.A1" office:value-type="string">
            <text:p text:style-name="P25">STK15</text:p>
          </table:table-cell>
          <table:table-cell table:style-name="Table1.A1" office:value-type="string">
            <text:p text:style-name="P25">4</text:p>
          </table:table-cell>
          <table:table-cell table:style-name="Table1.A1" office:value-type="string">
            <text:p text:style-name="P7">20</text:p>
          </table:table-cell>
          <table:table-cell table:style-name="Table1.A1" office:value-type="string">
            <text:p text:style-name="P2"><text:a xlink:type="simple" xlink:href="http://may2009.archive.ensembl.org/Homo_sapiens/Location/View?db=core;g=ENSG00000087586;r=20:54377852-54400800" text:style-name="Internet_20_link" text:visited-style-name="Visited_20_Internet_20_Link"><text:span text:style-name="T19">54377852,54400800</text:span></text:a></text:p>
          </table:table-cell>
          <table:table-cell table:style-name="Table1.A1" office:value-type="string">
            <text:p text:style-name="P7">2636</text:p>
          </table:table-cell>
        </table:table-row>
        <table:table-row table:style-name="Table1.1">
          <table:table-cell table:style-name="Table1.A1" office:value-type="string">
            <text:p text:style-name="P25">BIRC5</text:p>
          </table:table-cell>
          <table:table-cell table:style-name="Table1.A1" office:value-type="string">
            <text:p text:style-name="P25">4</text:p>
          </table:table-cell>
          <table:table-cell table:style-name="Table1.A1" office:value-type="string">
            <text:p text:style-name="P7">17</text:p>
          </table:table-cell>
          <table:table-cell table:style-name="Table1.A1" office:value-type="string">
            <text:p text:style-name="P2"><text:a xlink:type="simple" xlink:href="http://may2009.archive.ensembl.org/Homo_sapiens/Location/View?db=core;g=ENSG00000089685;r=17:73721872-73733310" text:style-name="Internet_20_link" text:visited-style-name="Visited_20_Internet_20_Link"><text:span text:style-name="T19">73721872,73733310</text:span></text:a></text:p>
          </table:table-cell>
          <table:table-cell table:style-name="Table1.A1" office:value-type="string">
            <text:p text:style-name="P7">2368</text:p>
          </table:table-cell>
        </table:table-row>
        <table:table-row table:style-name="Table1.1">
          <table:table-cell table:style-name="Table1.A1" office:value-type="string">
            <text:p text:style-name="P25">CCNB1</text:p>
          </table:table-cell>
          <table:table-cell table:style-name="Table1.A1" office:value-type="string">
            <text:p text:style-name="P25">4</text:p>
          </table:table-cell>
          <table:table-cell table:style-name="Table1.A1" office:value-type="string">
            <text:p text:style-name="P7">5</text:p>
          </table:table-cell>
          <table:table-cell table:style-name="Table1.A1" office:value-type="string">
            <text:p text:style-name="P2"><text:a xlink:type="simple" xlink:href="http://may2009.archive.ensembl.org/Homo_sapiens/Location/View?db=core;g=ENSG00000134057;r=5:68498669-68509822" text:style-name="Internet_20_link" text:visited-style-name="Visited_20_Internet_20_Link"><text:span text:style-name="T19">68498669,68509822</text:span></text:a></text:p>
          </table:table-cell>
          <table:table-cell table:style-name="Table1.A1" office:value-type="string">
            <text:p text:style-name="P7">671</text:p>
          </table:table-cell>
        </table:table-row>
        <table:table-row table:style-name="Table1.1">
          <table:table-cell table:style-name="Table1.A1" office:value-type="string">
            <text:p text:style-name="P25">MYBL2</text:p>
          </table:table-cell>
          <table:table-cell table:style-name="Table1.A1" office:value-type="string">
            <text:p text:style-name="P25">4</text:p>
          </table:table-cell>
          <table:table-cell table:style-name="Table1.A1" office:value-type="string">
            <text:p text:style-name="P7">20</text:p>
          </table:table-cell>
          <table:table-cell table:style-name="Table1.A1" office:value-type="string">
            <text:p text:style-name="P2"><text:a xlink:type="simple" xlink:href="http://may2009.archive.ensembl.org/Homo_sapiens/Location/View?db=core;g=ENSG00000101057;r=20:41729179-41778537" text:style-name="Internet_20_link" text:visited-style-name="Visited_20_Internet_20_Link"><text:span text:style-name="T19">41729179,41778537</text:span></text:a></text:p>
          </table:table-cell>
          <table:table-cell table:style-name="Table1.A1" office:value-type="string">
            <text:p text:style-name="P7">2612,2613</text:p>
          </table:table-cell>
        </table:table-row>
        <table:table-row table:style-name="Table1.1">
          <table:table-cell table:style-name="Table1.A1" office:value-type="string">
            <text:p text:style-name="P25">GRB7</text:p>
          </table:table-cell>
          <table:table-cell table:style-name="Table1.A1" office:value-type="string">
            <text:p text:style-name="P25">4</text:p>
          </table:table-cell>
          <table:table-cell table:style-name="Table1.A1" office:value-type="string">
            <text:p text:style-name="P7">17</text:p>
          </table:table-cell>
          <table:table-cell table:style-name="Table1.A1" office:value-type="string">
            <text:p text:style-name="P2"><text:a xlink:type="simple" xlink:href="http://may2009.archive.ensembl.org/Homo_sapiens/Location/View?db=core;g=ENSG00000141738;r=17:35147713-35157070" text:style-name="Internet_20_link" text:visited-style-name="Visited_20_Internet_20_Link"><text:span text:style-name="T19">35147713,35157070</text:span></text:a></text:p>
          </table:table-cell>
          <table:table-cell table:style-name="Table1.A1" office:value-type="string">
            <text:p text:style-name="P7">2185 <text:span text:style-name="T18">(dubbel)</text:span></text:p>
          </table:table-cell>
        </table:table-row>
        <table:table-row table:style-name="Table1.1">
          <table:table-cell table:style-name="Table1.A1" office:value-type="string">
            <text:p text:style-name="P25">BCL2</text:p>
          </table:table-cell>
          <table:table-cell table:style-name="Table1.A1" office:value-type="string">
            <text:p text:style-name="P25">4</text:p>
          </table:table-cell>
          <table:table-cell table:style-name="Table1.A1" office:value-type="string">
            <text:p text:style-name="P7">18</text:p>
          </table:table-cell>
          <table:table-cell table:style-name="Table1.A1" office:value-type="string">
            <text:p text:style-name="P2"><text:a xlink:type="simple" xlink:href="http://may2009.archive.ensembl.org/Homo_sapiens/Location/View?db=core;g=ENSG00000171791;r=18:58941559-59138341" text:style-name="Internet_20_link" text:visited-style-name="Visited_20_Internet_20_Link"><text:span text:style-name="T19">58941559,59138341</text:span></text:a></text:p>
          </table:table-cell>
          <table:table-cell table:style-name="Table1.A1" office:value-type="string">
            <text:p text:style-name="P7">2433</text:p>
          </table:table-cell>
        </table:table-row>
        <table:table-row table:style-name="Table1.1">
          <table:table-cell table:style-name="Table1.A1" office:value-type="string">
            <text:p text:style-name="P25">SCUBE2</text:p>
          </table:table-cell>
          <table:table-cell table:style-name="Table1.A1" office:value-type="string">
            <text:p text:style-name="P25">4</text:p>
          </table:table-cell>
          <table:table-cell table:style-name="Table1.A1" office:value-type="string">
            <text:p text:style-name="P7">11</text:p>
          </table:table-cell>
          <table:table-cell table:style-name="Table1.A1" office:value-type="string">
            <text:p text:style-name="P2"><text:a xlink:type="simple" xlink:href="http://may2009.archive.ensembl.org/Homo_sapiens/Location/View?db=core;g=ENSG00000175356;r=11:8998511-9069731;t=ENST00000309263" text:style-name="Internet_20_link" text:visited-style-name="Visited_20_Internet_20_Link"><text:span text:style-name="T19">8998511,9069731</text:span></text:a></text:p>
          </table:table-cell>
          <table:table-cell table:style-name="Table1.A1" office:value-type="string">
            <text:p text:style-name="P7">1415</text:p>
          </table:table-cell>
        </table:table-row>
        <table:table-row table:style-name="Table1.1">
          <table:table-cell table:style-name="Table1.A1" office:value-type="string">
            <text:p text:style-name="P25">GSTM1</text:p>
          </table:table-cell>
          <table:table-cell table:style-name="Table1.A1" office:value-type="string">
            <text:p text:style-name="P25">4</text:p>
          </table:table-cell>
          <table:table-cell table:style-name="Table1.A1" office:value-type="string">
            <text:p text:style-name="P7">1</text:p>
          </table:table-cell>
          <table:table-cell table:style-name="Table1.A1" office:value-type="string">
            <text:p text:style-name="P2"><text:a xlink:type="simple" xlink:href="http://may2009.archive.ensembl.org/Homo_sapiens/Location/View?db=core;g=ENSG00000134184;r=1:110031965-110037890" text:style-name="Internet_20_link" text:visited-style-name="Visited_20_Internet_20_Link">110031965,110037890</text:a><text:span text:style-name="T19"> </text:span></text:p>
          </table:table-cell>
          <table:table-cell table:style-name="Table1.A1" office:value-type="string">
            <text:p text:style-name="P7">154</text:p>
          </table:table-cell>
        </table:table-row>
        <table:table-row table:style-name="Table1.1">
          <table:table-cell table:style-name="Table1.A1" office:value-type="string">
            <text:p text:style-name="P25">MMP11</text:p>
          </table:table-cell>
          <table:table-cell table:style-name="Table1.A1" office:value-type="string">
            <text:p text:style-name="P25">4</text:p>
          </table:table-cell>
          <table:table-cell table:style-name="Table1.A1" office:value-type="string">
            <text:p text:style-name="P7">22</text:p>
          </table:table-cell>
          <table:table-cell table:style-name="Table1.A1" office:value-type="string">
            <text:p text:style-name="P2"><text:a xlink:type="simple" xlink:href="http://may2009.archive.ensembl.org/Homo_sapiens/Location/View?db=core;g=ENSG00000099953;r=22:22445036-22456502;t=ENST00000215743" text:style-name="Internet_20_link" text:visited-style-name="Visited_20_Internet_20_Link"><text:span text:style-name="T19">22445036,22456502</text:span></text:a></text:p>
          </table:table-cell>
          <table:table-cell table:style-name="Table1.A1" office:value-type="string">
            <text:p text:style-name="P7">2718</text:p>
          </table:table-cell>
        </table:table-row>
        <table:table-row table:style-name="Table1.1">
          <table:table-cell table:style-name="Table1.A1" office:value-type="string">
            <text:p text:style-name="P25">CD68</text:p>
          </table:table-cell>
          <table:table-cell table:style-name="Table1.A1" office:value-type="string">
            <text:p text:style-name="P25">4,2</text:p>
          </table:table-cell>
          <table:table-cell table:style-name="Table1.A1" office:value-type="string">
            <text:p text:style-name="P7">17</text:p>
          </table:table-cell>
          <table:table-cell table:style-name="Table1.A1" office:value-type="string">
            <text:p text:style-name="P2"><text:a xlink:type="simple" xlink:href="http://may2009.archive.ensembl.org/Homo_sapiens/Location/View?db=core;g=ENSG00000129226;r=17:7423529-7426152" text:style-name="Internet_20_link" text:visited-style-name="Visited_20_Internet_20_Link"><text:span text:style-name="T19">7423529,7426152</text:span></text:a></text:p>
          </table:table-cell>
          <table:table-cell table:style-name="Table1.A1" office:value-type="string">
            <text:p text:style-name="P7">2075</text:p>
          </table:table-cell>
        </table:table-row>
        <table:table-row table:style-name="Table1.1">
          <table:table-cell table:style-name="Table1.A1" office:value-type="string">
            <text:p text:style-name="P25">BAG1</text:p>
          </table:table-cell>
          <table:table-cell table:style-name="Table1.A1" office:value-type="string">
            <text:p text:style-name="P25">4</text:p>
          </table:table-cell>
          <table:table-cell table:style-name="Table1.A1" office:value-type="string">
            <text:p text:style-name="P7">9</text:p>
          </table:table-cell>
          <table:table-cell table:style-name="Table1.A1" office:value-type="string">
            <text:p text:style-name="P2"><text:a xlink:type="simple" xlink:href="http://may2009.archive.ensembl.org/Homo_sapiens/Location/View?db=core;g=ENSG00000107262;r=9:33244163-33254737" text:style-name="Internet_20_link" text:visited-style-name="Visited_20_Internet_20_Link">33244163,33254737</text:a><text:span text:style-name="T19"> </text:span></text:p>
          </table:table-cell>
          <table:table-cell table:style-name="Table1.A1" office:value-type="string">
            <text:p text:style-name="P7">1229</text:p>
          </table:table-cell>
        </table:table-row>
        <text:soft-page-break/>
        <table:table-row table:style-name="Table1.1">
          <table:table-cell table:style-name="Table1.A1" office:value-type="string">
            <text:p text:style-name="P25">FGFR1</text:p>
          </table:table-cell>
          <table:table-cell table:style-name="Table1.A1" office:value-type="string">
            <text:p text:style-name="P25">5</text:p>
          </table:table-cell>
          <table:table-cell table:style-name="Table1.A1" office:value-type="string">
            <text:p text:style-name="P7">8</text:p>
          </table:table-cell>
          <table:table-cell table:style-name="Table1.A1" office:value-type="string">
            <text:p text:style-name="P2"><text:a xlink:type="simple" xlink:href="http://may2009.archive.ensembl.org/Homo_sapiens/Location/View?db=core;g=ENSG00000077782;r=8:38387813-38445509" text:style-name="Internet_20_link" text:visited-style-name="Visited_20_Internet_20_Link"><text:span text:style-name="T19">38387813,38445509</text:span></text:a></text:p>
          </table:table-cell>
          <table:table-cell table:style-name="Table1.A1" office:value-type="string">
            <text:p text:style-name="P7">1072</text:p>
          </table:table-cell>
        </table:table-row>
        <table:table-row table:style-name="Table1.1">
          <table:table-cell table:style-name="Table1.A1" office:value-type="string">
            <text:p text:style-name="P25">VEGFA</text:p>
          </table:table-cell>
          <table:table-cell table:style-name="Table1.A1" office:value-type="string">
            <text:p text:style-name="P25">5</text:p>
          </table:table-cell>
          <table:table-cell table:style-name="Table1.A1" office:value-type="string">
            <text:p text:style-name="P7">6</text:p>
          </table:table-cell>
          <table:table-cell table:style-name="Table1.A1" office:value-type="string">
            <text:p text:style-name="P2"><text:a xlink:type="simple" xlink:href="http://may2009.archive.ensembl.org/Homo_sapiens/Location/View?db=core;g=ENSG00000112715;r=6:43845926-43862202" text:style-name="Internet_20_link" text:visited-style-name="Visited_20_Internet_20_Link"><text:span text:style-name="T19">43845926,43862202</text:span></text:a></text:p>
          </table:table-cell>
          <table:table-cell table:style-name="Table1.A1" office:value-type="string">
            <text:p text:style-name="P7">774</text:p>
          </table:table-cell>
        </table:table-row>
        <table:table-row table:style-name="Table1.1">
          <table:table-cell table:style-name="Table1.A1" office:value-type="string">
            <text:p text:style-name="P25">E2F3</text:p>
          </table:table-cell>
          <table:table-cell table:style-name="Table1.A1" office:value-type="string">
            <text:p text:style-name="P25">5</text:p>
          </table:table-cell>
          <table:table-cell table:style-name="Table1.A1" office:value-type="string">
            <text:p text:style-name="P7">6</text:p>
          </table:table-cell>
          <table:table-cell table:style-name="Table1.A1" office:value-type="string">
            <text:p text:style-name="P2"><text:a xlink:type="simple" xlink:href="http://may2009.archive.ensembl.org/Homo_sapiens/Location/View?db=core;g=ENSG00000112242;r=6:20510377-20601921" text:style-name="Internet_20_link" text:visited-style-name="Visited_20_Internet_20_Link"><text:span text:style-name="T19">20510377,20601921</text:span></text:a></text:p>
          </table:table-cell>
          <table:table-cell table:style-name="Table1.A1" office:value-type="string">
            <text:p text:style-name="P7">745</text:p>
          </table:table-cell>
        </table:table-row>
        <table:table-row table:style-name="Table1.1">
          <table:table-cell table:style-name="Table1.A1" office:value-type="string">
            <text:p text:style-name="P25">NOTCH4</text:p>
          </table:table-cell>
          <table:table-cell table:style-name="Table1.A1" office:value-type="string">
            <text:p text:style-name="P25">5</text:p>
          </table:table-cell>
          <table:table-cell table:style-name="Table1.A1" office:value-type="string">
            <text:p text:style-name="P7">6</text:p>
          </table:table-cell>
          <table:table-cell table:style-name="Table1.A1" office:value-type="string">
            <text:p text:style-name="P2"><text:a xlink:type="simple" xlink:href="http://may2009.archive.ensembl.org/Homo_sapiens/Location/View?db=core;g=ENSG00000204301;r=6:32270599-32299822;t=ENST00000375023" text:style-name="Internet_20_link" text:visited-style-name="Visited_20_Internet_20_Link"><text:span text:style-name="T19">32270599,32299822</text:span></text:a></text:p>
          </table:table-cell>
          <table:table-cell table:style-name="Table1.A1" office:value-type="string">
            <text:p text:style-name="P7">760</text:p>
          </table:table-cell>
        </table:table-row>
        <table:table-row table:style-name="Table1.1">
          <table:table-cell table:style-name="Table1.A1" office:value-type="string">
            <text:p text:style-name="P25">PCNA</text:p>
          </table:table-cell>
          <table:table-cell table:style-name="Table1.A1" office:value-type="string">
            <text:p text:style-name="P25">2</text:p>
          </table:table-cell>
          <table:table-cell table:style-name="Table1.A1" office:value-type="string">
            <text:p text:style-name="P7">20</text:p>
          </table:table-cell>
          <table:table-cell table:style-name="Table1.A1" office:value-type="string">
            <text:p text:style-name="P2"><text:a xlink:type="simple" xlink:href="http://may2009.archive.ensembl.org/Homo_sapiens/Location/View?db=core;g=ENSG00000132646;r=20:5043599-5055268" text:style-name="Internet_20_link" text:visited-style-name="Visited_20_Internet_20_Link"><text:span text:style-name="T19">5043599,5055268</text:span></text:a></text:p>
          </table:table-cell>
          <table:table-cell table:style-name="Table1.A1" office:value-type="string">
            <text:p text:style-name="P7">2554</text:p>
          </table:table-cell>
        </table:table-row>
        <table:table-row table:style-name="Table1.1">
          <table:table-cell table:style-name="Table1.A1" office:value-type="string">
            <text:p text:style-name="P25">KRT5</text:p>
          </table:table-cell>
          <table:table-cell table:style-name="Table1.A1" office:value-type="string">
            <text:p text:style-name="P25">2</text:p>
          </table:table-cell>
          <table:table-cell table:style-name="Table1.A1" office:value-type="string">
            <text:p text:style-name="P7">12</text:p>
          </table:table-cell>
          <table:table-cell table:style-name="Table1.A1" office:value-type="string">
            <text:p text:style-name="P2"><text:a xlink:type="simple" xlink:href="http://may2009.archive.ensembl.org/Homo_sapiens/Location/View?db=core;g=ENSG00000186081;r=12:51194630-51200510;t=ENST00000252242" text:style-name="Internet_20_link" text:visited-style-name="Visited_20_Internet_20_Link"><text:span text:style-name="T19">51194630,51200510</text:span></text:a></text:p>
          </table:table-cell>
          <table:table-cell table:style-name="Table1.A1" office:value-type="string">
            <text:p text:style-name="P7">1646</text:p>
          </table:table-cell>
        </table:table-row>
        <table:table-row table:style-name="Table1.1">
          <table:table-cell table:style-name="Table1.A1" office:value-type="string">
            <text:p text:style-name="P25">KRT17</text:p>
          </table:table-cell>
          <table:table-cell table:style-name="Table1.A1" office:value-type="string">
            <text:p text:style-name="P25">2</text:p>
          </table:table-cell>
          <table:table-cell table:style-name="Table1.A1" office:value-type="string">
            <text:p text:style-name="P7">17</text:p>
          </table:table-cell>
          <table:table-cell table:style-name="Table1.A1" office:value-type="string">
            <text:p text:style-name="P2"><text:a xlink:type="simple" xlink:href="http://may2009.archive.ensembl.org/Homo_sapiens/Location/View?db=core;g=ENSG00000186831;r=17:37029218-37034355" text:style-name="Internet_20_link" text:visited-style-name="Visited_20_Internet_20_Link"><text:span text:style-name="T19">37029218,37034355</text:span></text:a></text:p>
          </table:table-cell>
          <table:table-cell table:style-name="Table1.A1" office:value-type="string">
            <text:p text:style-name="P7">2202</text:p>
          </table:table-cell>
        </table:table-row>
        <table:table-row table:style-name="Table1.1">
          <table:table-cell table:style-name="Table1.A1" office:value-type="string">
            <text:p text:style-name="P25">PECAM1</text:p>
          </table:table-cell>
          <table:table-cell table:style-name="Table1.A1" office:value-type="string">
            <text:p text:style-name="P25">2</text:p>
          </table:table-cell>
          <table:table-cell table:style-name="Table1.A1" office:value-type="string">
            <text:p text:style-name="P7">17</text:p>
          </table:table-cell>
          <table:table-cell table:style-name="Table1.A1" office:value-type="string">
            <text:p text:style-name="P2"><text:a xlink:type="simple" xlink:href="http://may2009.archive.ensembl.org/Homo_sapiens/Location/View?db=core;g=ENSG00000198802;r=17:59752964-59794509" text:style-name="Internet_20_link" text:visited-style-name="Visited_20_Internet_20_Link"><text:span text:style-name="T19">59752964,59794509</text:span></text:a></text:p>
          </table:table-cell>
          <table:table-cell table:style-name="Table1.A1" office:value-type="string">
            <text:p text:style-name="P7">2320</text:p>
          </table:table-cell>
        </table:table-row>
        <table:table-row table:style-name="Table1.1">
          <table:table-cell table:style-name="Table1.A1" office:value-type="string">
            <text:p text:style-name="P25">CD34</text:p>
          </table:table-cell>
          <table:table-cell table:style-name="Table1.A1" office:value-type="string">
            <text:p text:style-name="P25">2</text:p>
          </table:table-cell>
          <table:table-cell table:style-name="Table1.A1" office:value-type="string">
            <text:p text:style-name="P7">1</text:p>
          </table:table-cell>
          <table:table-cell table:style-name="Table1.A1" office:value-type="string">
            <text:p text:style-name="P2"><text:a xlink:type="simple" xlink:href="http://may2009.archive.ensembl.org/Homo_sapiens/Location/View?db=core;g=ENSG00000174059;r=1:206116942-206151306" text:style-name="Internet_20_link" text:visited-style-name="Visited_20_Internet_20_Link"><text:span text:style-name="T19">206116942,206151306</text:span></text:a></text:p>
          </table:table-cell>
          <table:table-cell table:style-name="Table1.A1" office:value-type="string">
            <text:p text:style-name="P7">238</text:p>
          </table:table-cell>
        </table:table-row>
        <table:table-row table:style-name="Table1.1">
          <table:table-cell table:style-name="Table1.A1" office:value-type="string">
            <text:p text:style-name="P25">KRT6</text:p>
          </table:table-cell>
          <table:table-cell table:style-name="Table1.A1" office:value-type="string">
            <text:p text:style-name="P25">2</text:p>
          </table:table-cell>
          <table:table-cell table:style-name="Table1.A1" office:value-type="string">
            <text:p text:style-name="P7">12</text:p>
          </table:table-cell>
          <table:table-cell table:style-name="Table1.A1" office:value-type="string">
            <text:p text:style-name="P2"><text:a xlink:type="simple" xlink:href="http://may2009.archive.ensembl.org/Homo_sapiens/Location/View?db=core;g=ENSG00000205420;r=12:51167225-51173448;t=ENST00000330722" text:style-name="Internet_20_link" text:visited-style-name="Visited_20_Internet_20_Link"><text:span text:style-name="T19">51167225,51173448</text:span></text:a></text:p>
          </table:table-cell>
          <table:table-cell table:style-name="Table1.A1" office:value-type="string">
            <text:p text:style-name="P7">302</text:p>
          </table:table-cell>
        </table:table-row>
        <table:table-row table:style-name="Table1.1">
          <table:table-cell table:style-name="Table1.A35" office:value-type="string">
            <text:p text:style-name="P8">NOTCH1</text:p>
          </table:table-cell>
          <table:table-cell table:style-name="Table1.A35" office:value-type="string">
            <text:p text:style-name="P9">6</text:p>
          </table:table-cell>
          <table:table-cell table:style-name="Table1.A35" office:value-type="string">
            <text:p text:style-name="P10">9</text:p>
          </table:table-cell>
          <table:table-cell table:style-name="Table1.A35" office:value-type="string">
            <text:p text:style-name="P24">138508717,138560135</text:p>
          </table:table-cell>
          <table:table-cell table:style-name="Table1.A35" office:value-type="string">
            <text:p text:style-name="P11">Zit niet in de data</text:p>
          </table:table-cell>
        </table:table-row>
        <table:table-row table:style-name="Table1.1">
          <table:table-cell table:style-name="Table1.A35" office:value-type="string">
            <text:p text:style-name="P8">NOTCH2</text:p>
          </table:table-cell>
          <table:table-cell table:style-name="Table1.A35" office:value-type="string">
            <text:p text:style-name="P9">6</text:p>
          </table:table-cell>
          <table:table-cell table:style-name="Table1.A35" office:value-type="string">
            <text:p text:style-name="P10">1</text:p>
          </table:table-cell>
          <table:table-cell table:style-name="Table1.A35" office:value-type="string">
            <text:p text:style-name="P7">119911553,120069703</text:p>
          </table:table-cell>
          <table:table-cell table:style-name="Table1.A35" office:value-type="string">
            <text:p text:style-name="P12">173,174</text:p>
          </table:table-cell>
        </table:table-row>
        <table:table-row table:style-name="Table1.1">
          <table:table-cell table:style-name="Table1.A35" office:value-type="string">
            <text:p text:style-name="P8">NOTCH3</text:p>
          </table:table-cell>
          <table:table-cell table:style-name="Table1.A35" office:value-type="string">
            <text:p text:style-name="P9">6</text:p>
          </table:table-cell>
          <table:table-cell table:style-name="Table1.A35" office:value-type="string">
            <text:p text:style-name="P10"><text:span text:style-name="T13">1</text:span>9</text:p>
          </table:table-cell>
          <table:table-cell table:style-name="Table1.A35" office:value-type="string">
            <text:p text:style-name="P12">15131445,15172792</text:p>
          </table:table-cell>
          <table:table-cell table:style-name="Table1.A35" office:value-type="string">
            <text:p text:style-name="P36"><text:bookmark text:name="rstudio_console_output19"/>2470</text:p>
          </table:table-cell>
        </table:table-row>
        <table:table-row table:style-name="Table1.1">
          <table:table-cell table:style-name="Table1.A35" office:value-type="string">
            <text:p text:style-name="P13">KRAS</text:p>
          </table:table-cell>
          <table:table-cell table:style-name="Table1.A35" office:value-type="string">
            <text:p text:style-name="P9">6</text:p>
          </table:table-cell>
          <table:table-cell table:style-name="Table1.A35" office:value-type="string">
            <text:p text:style-name="P14">12</text:p>
          </table:table-cell>
          <table:table-cell table:style-name="Table1.A35" office:value-type="string">
            <text:p text:style-name="P13">25249449,25295121</text:p>
          </table:table-cell>
          <table:table-cell table:style-name="Table1.A35" office:value-type="string">
            <text:p text:style-name="P36"><text:bookmark text:name="rstudio_console_output18"/>1620</text:p>
          </table:table-cell>
        </table:table-row>
        <table:table-row table:style-name="Table1.1">
          <table:table-cell table:style-name="Table1.A35" office:value-type="string">
            <text:p text:style-name="P13">EGFR</text:p>
          </table:table-cell>
          <table:table-cell table:style-name="Table1.A35" office:value-type="string">
            <text:p text:style-name="P9">6</text:p>
          </table:table-cell>
          <table:table-cell table:style-name="Table1.A35" office:value-type="string">
            <text:p text:style-name="P15">7</text:p>
          </table:table-cell>
          <table:table-cell table:style-name="Table1.A35" office:value-type="string">
            <text:p text:style-name="P15">55054219,55242524</text:p>
          </table:table-cell>
          <table:table-cell table:style-name="Table1.A35" office:value-type="string">
            <text:p text:style-name="P36"><text:bookmark text:name="rstudio_console_output17"/>938</text:p>
          </table:table-cell>
        </table:table-row>
        <table:table-row table:style-name="Table1.1">
          <table:table-cell table:style-name="Table1.A35" office:value-type="string">
            <text:p text:style-name="P9">TP53</text:p>
          </table:table-cell>
          <table:table-cell table:style-name="Table1.A35" office:value-type="string">
            <text:p text:style-name="P9">6</text:p>
          </table:table-cell>
          <table:table-cell table:style-name="Table1.A35" office:value-type="string">
            <text:p text:style-name="P15">17</text:p>
          </table:table-cell>
          <table:table-cell table:style-name="Table1.A35" office:value-type="string">
            <text:p text:style-name="P15">7512445,7531642</text:p>
          </table:table-cell>
          <table:table-cell table:style-name="Table1.A35" office:value-type="string">
            <text:p text:style-name="P36"><text:bookmark text:name="rstudio_console_output16"/>2075, 2076</text:p>
          </table:table-cell>
        </table:table-row>
        <table:table-row table:style-name="Table1.1">
          <table:table-cell table:style-name="Table1.A35" office:value-type="string">
            <text:p text:style-name="P16">Myc</text:p>
          </table:table-cell>
          <table:table-cell table:style-name="Table1.A35" office:value-type="string">
            <text:p text:style-name="P17">7</text:p>
          </table:table-cell>
          <table:table-cell table:style-name="Table1.A35" office:value-type="string">
            <text:p text:style-name="P15">8</text:p>
          </table:table-cell>
          <table:table-cell table:style-name="Table1.A35" office:value-type="string">
            <text:p text:style-name="P15">128816862,128822853</text:p>
          </table:table-cell>
          <table:table-cell table:style-name="Table1.A35" office:value-type="string">
            <text:p text:style-name="P36"><text:bookmark text:name="rstudio_console_output15"/>1178</text:p>
          </table:table-cell>
        </table:table-row>
        <table:table-row table:style-name="Table1.1">
          <table:table-cell table:style-name="Table1.A35" office:value-type="string">
            <text:p text:style-name="P16">S<text:span text:style-name="T17">rc</text:span></text:p>
          </table:table-cell>
          <table:table-cell table:style-name="Table1.A35" office:value-type="string">
            <text:p text:style-name="P17">7</text:p>
          </table:table-cell>
          <table:table-cell table:style-name="Table1.A35" office:value-type="string">
            <text:p text:style-name="P14">20</text:p>
          </table:table-cell>
          <table:table-cell table:style-name="Table1.A35" office:value-type="string">
            <text:p text:style-name="P14">35407971,35467867</text:p>
          </table:table-cell>
          <table:table-cell table:style-name="Table1.A35" office:value-type="string">
            <text:p text:style-name="P36"><text:bookmark text:name="rstudio_console_output14"/>2600</text:p>
          </table:table-cell>
        </table:table-row>
        <table:table-row table:style-name="Table1.1">
          <table:table-cell table:style-name="Table1.A35" office:value-type="string">
            <text:p text:style-name="P16"><text:span text:style-name="T17">H</text:span>R<text:span text:style-name="T17">AS</text:span></text:p>
          </table:table-cell>
          <table:table-cell table:style-name="Table1.A35" office:value-type="string">
            <text:p text:style-name="P17">7</text:p>
          </table:table-cell>
          <table:table-cell table:style-name="Table1.A35" office:value-type="string">
            <text:p text:style-name="P14">11</text:p>
          </table:table-cell>
          <table:table-cell table:style-name="Table1.A35" office:value-type="string">
            <text:p text:style-name="P14">522242,525591</text:p>
          </table:table-cell>
          <table:table-cell table:style-name="Table1.A35" office:value-type="string">
            <text:p text:style-name="P36"><text:bookmark text:name="rstudio_console_output13"/>1408</text:p>
          </table:table-cell>
        </table:table-row>
        <table:table-row table:style-name="Table1.1">
          <table:table-cell table:style-name="Table1.A35" office:value-type="string">
            <text:p text:style-name="P35"><text:bookmark text:name="gene-name"/>CTNNB1</text:p>
          </table:table-cell>
          <table:table-cell table:style-name="Table1.A35" office:value-type="string">
            <text:p text:style-name="P17">7</text:p>
          </table:table-cell>
          <table:table-cell table:style-name="Table1.A35" office:value-type="string">
            <text:p text:style-name="P18">3</text:p>
          </table:table-cell>
          <table:table-cell table:style-name="Table1.A35" office:value-type="string">
            <text:p text:style-name="P18">41211405,41256943</text:p>
          </table:table-cell>
          <table:table-cell table:style-name="Table1.A35" office:value-type="string">
            <text:p text:style-name="P36"><text:bookmark text:name="rstudio_console_output12"/>395, 396</text:p>
          </table:table-cell>
        </table:table-row>
        <table:table-row table:style-name="Table1.1">
          <table:table-cell table:style-name="Table1.A35" office:value-type="string">
            <text:p text:style-name="P16">E2F3</text:p>
          </table:table-cell>
          <table:table-cell table:style-name="Table1.A35" office:value-type="string">
            <text:p text:style-name="P17">7</text:p>
          </table:table-cell>
          <table:table-cell table:style-name="Table1.A35" office:value-type="string">
            <text:p text:style-name="P14">6</text:p>
          </table:table-cell>
          <table:table-cell table:style-name="Table1.A35" office:value-type="string">
            <text:p text:style-name="P14">20510377,20601921</text:p>
          </table:table-cell>
          <table:table-cell table:style-name="Table1.A35" office:value-type="string">
            <text:p text:style-name="P36"><text:bookmark text:name="rstudio_console_output11"/>745</text:p>
          </table:table-cell>
        </table:table-row>
        <table:table-row table:style-name="Table1.1">
          <table:table-cell table:style-name="Table1.A35" office:value-type="string">
            <text:p text:style-name="P17">CLK2</text:p>
          </table:table-cell>
          <table:table-cell table:style-name="Table1.A35" office:value-type="string">
            <text:p text:style-name="P17">8</text:p>
          </table:table-cell>
          <table:table-cell table:style-name="Table1.A35" office:value-type="string">
            <text:p text:style-name="P14">1</text:p>
          </table:table-cell>
          <table:table-cell table:style-name="Table1.A35" office:value-type="string">
            <text:p text:style-name="P14">153499284,153509905</text:p>
          </table:table-cell>
          <table:table-cell table:style-name="Table1.A35" office:value-type="string">
            <text:p text:style-name="P36"><text:bookmark text:name="rstudio_console_output10"/>200</text:p>
          </table:table-cell>
        </table:table-row>
        <table:table-row table:style-name="Table1.1">
          <table:table-cell table:style-name="Table1.A35" office:value-type="string">
            <text:p text:style-name="P17">AKT3</text:p>
          </table:table-cell>
          <table:table-cell table:style-name="Table1.A35" office:value-type="string">
            <text:p text:style-name="P19">8</text:p>
          </table:table-cell>
          <table:table-cell table:style-name="Table1.A35" office:value-type="string">
            <text:p text:style-name="P14">1</text:p>
          </table:table-cell>
          <table:table-cell table:style-name="Table1.A35" office:value-type="string">
            <text:p text:style-name="P14">241718158,242080053</text:p>
          </table:table-cell>
          <table:table-cell table:style-name="Table1.A35" office:value-type="string">
            <text:p text:style-name="P36"><text:bookmark text:name="rstudio_console_output9"/>260</text:p>
          </table:table-cell>
        </table:table-row>
        <table:table-row table:style-name="Table1.1">
          <table:table-cell table:style-name="Table1.A35" office:value-type="string">
            <text:p text:style-name="P17">GRK1</text:p>
          </table:table-cell>
          <table:table-cell table:style-name="Table1.A35" office:value-type="string">
            <text:p text:style-name="P19">8</text:p>
          </table:table-cell>
          <table:table-cell table:style-name="Table1.A35" office:value-type="string">
            <text:p text:style-name="P14">13</text:p>
          </table:table-cell>
          <table:table-cell table:style-name="Table1.A35" office:value-type="string">
            <text:p text:style-name="P14">113369595,113373975</text:p>
          </table:table-cell>
          <table:table-cell table:style-name="Table1.A35" office:value-type="string">
            <text:p text:style-name="P36"><text:bookmark text:name="rstudio_console_output8"/>1769</text:p>
          </table:table-cell>
        </table:table-row>
        <table:table-row table:style-name="Table1.1">
          <table:table-cell table:style-name="Table1.A35" office:value-type="string">
            <text:p text:style-name="P17">MAPK1</text:p>
          </table:table-cell>
          <table:table-cell table:style-name="Table1.A35" office:value-type="string">
            <text:p text:style-name="P19">8</text:p>
          </table:table-cell>
          <table:table-cell table:style-name="Table1.A35" office:value-type="string">
            <text:p text:style-name="P20">22</text:p>
          </table:table-cell>
          <table:table-cell table:style-name="Table1.A35" office:value-type="string">
            <text:p text:style-name="P20">20443946,20551970</text:p>
          </table:table-cell>
          <table:table-cell table:style-name="Table1.A35" office:value-type="string">
            <text:p text:style-name="P36"><text:bookmark text:name="rstudio_console_output7"/>2715</text:p>
          </table:table-cell>
        </table:table-row>
        <text:soft-page-break/>
        <table:table-row table:style-name="Table1.1">
          <table:table-cell table:style-name="Table1.A35" office:value-type="string">
            <text:p text:style-name="P17">MAPK15</text:p>
          </table:table-cell>
          <table:table-cell table:style-name="Table1.A35" office:value-type="string">
            <text:p text:style-name="P19">8</text:p>
          </table:table-cell>
          <table:table-cell table:style-name="Table1.A35" office:value-type="string">
            <text:p text:style-name="P20">8</text:p>
          </table:table-cell>
          <table:table-cell table:style-name="Table1.A35" office:value-type="string">
            <text:p text:style-name="P20">144870417,144876619</text:p>
          </table:table-cell>
          <table:table-cell table:style-name="Table1.A35" office:value-type="string">
            <text:p text:style-name="P36"><text:bookmark text:name="rstudio_console_output6"/>1189</text:p>
          </table:table-cell>
        </table:table-row>
        <table:table-row table:style-name="Table1.1">
          <table:table-cell table:style-name="Table1.A35" office:value-type="string">
            <text:p text:style-name="P17">NPR1</text:p>
          </table:table-cell>
          <table:table-cell table:style-name="Table1.A35" office:value-type="string">
            <text:p text:style-name="P19">8</text:p>
          </table:table-cell>
          <table:table-cell table:style-name="Table1.A35" office:value-type="string">
            <text:p text:style-name="P20">1</text:p>
          </table:table-cell>
          <table:table-cell table:style-name="Table1.A35" office:value-type="string">
            <text:p text:style-name="P20">151917737,151933087</text:p>
          </table:table-cell>
          <table:table-cell table:style-name="Table1.A35" office:value-type="string">
            <text:p text:style-name="P36"><text:bookmark text:name="rstudio_console_output5"/>198</text:p>
          </table:table-cell>
        </table:table-row>
        <table:table-row table:style-name="Table1.1">
          <table:table-cell table:style-name="Table1.A35" office:value-type="string">
            <text:p text:style-name="P17">NUAK2</text:p>
          </table:table-cell>
          <table:table-cell table:style-name="Table1.A35" office:value-type="string">
            <text:p text:style-name="P19">8</text:p>
          </table:table-cell>
          <table:table-cell table:style-name="Table1.A35" office:value-type="string">
            <text:p text:style-name="P20">1</text:p>
          </table:table-cell>
          <table:table-cell table:style-name="Table1.A35" office:value-type="string">
            <text:p text:style-name="P20">203537816,203557506</text:p>
          </table:table-cell>
          <table:table-cell table:style-name="Table1.A35" office:value-type="string">
            <text:p text:style-name="P36"><text:bookmark text:name="rstudio_console_output4"/>237</text:p>
          </table:table-cell>
        </table:table-row>
        <table:table-row table:style-name="Table1.1">
          <table:table-cell table:style-name="Table1.A35" office:value-type="string">
            <text:p text:style-name="P17">PSKH2</text:p>
          </table:table-cell>
          <table:table-cell table:style-name="Table1.A35" office:value-type="string">
            <text:p text:style-name="P19">8</text:p>
          </table:table-cell>
          <table:table-cell table:style-name="Table1.A35" office:value-type="string">
            <text:p text:style-name="P20">8</text:p>
          </table:table-cell>
          <table:table-cell table:style-name="Table1.A35" office:value-type="string">
            <text:p text:style-name="P20">87129718,87151042</text:p>
          </table:table-cell>
          <table:table-cell table:style-name="Table1.A35" office:value-type="string">
            <text:p text:style-name="P36"><text:bookmark text:name="rstudio_console_output3"/>1135</text:p>
          </table:table-cell>
        </table:table-row>
        <table:table-row table:style-name="Table1.1">
          <table:table-cell table:style-name="Table1.A35" office:value-type="string">
            <text:p text:style-name="P17">PTK2</text:p>
          </table:table-cell>
          <table:table-cell table:style-name="Table1.A35" office:value-type="string">
            <text:p text:style-name="P19">8</text:p>
          </table:table-cell>
          <table:table-cell table:style-name="Table1.A35" office:value-type="string">
            <text:p text:style-name="P20">8</text:p>
          </table:table-cell>
          <table:table-cell table:style-name="Table1.A35" office:value-type="string">
            <text:p text:style-name="P20">141737683,142080514</text:p>
          </table:table-cell>
          <table:table-cell table:style-name="Table1.A35" office:value-type="string">
            <text:p text:style-name="P36"><text:bookmark text:name="rstudio_console_output2"/>1187</text:p>
          </table:table-cell>
        </table:table-row>
        <table:table-row table:style-name="Table1.1">
          <table:table-cell table:style-name="Table1.A35" office:value-type="string">
            <text:p text:style-name="P17">RIOK2</text:p>
          </table:table-cell>
          <table:table-cell table:style-name="Table1.A35" office:value-type="string">
            <text:p text:style-name="P19">8</text:p>
          </table:table-cell>
          <table:table-cell table:style-name="Table1.A35" office:value-type="string">
            <text:p text:style-name="P20">5</text:p>
          </table:table-cell>
          <table:table-cell table:style-name="Table1.A35" office:value-type="string">
            <text:p text:style-name="P20">96524397,96544700</text:p>
          </table:table-cell>
          <table:table-cell table:style-name="Table1.A35" office:value-type="string">
            <text:p text:style-name="P36"><text:bookmark text:name="rstudio_console_output1"/>681</text:p>
          </table:table-cell>
        </table:table-row>
        <table:table-row table:style-name="Table1.1">
          <table:table-cell table:style-name="Table1.A35" office:value-type="string">
            <text:p text:style-name="P21">SMAD2</text:p>
          </table:table-cell>
          <table:table-cell table:style-name="Table1.A35" office:value-type="string">
            <text:p text:style-name="P22">9</text:p>
          </table:table-cell>
          <table:table-cell table:style-name="Table1.A35" office:value-type="string">
            <text:p text:style-name="P20">18</text:p>
          </table:table-cell>
          <table:table-cell table:style-name="Table1.A35" office:value-type="string">
            <text:p text:style-name="P20">43613464,43711510</text:p>
          </table:table-cell>
          <table:table-cell table:style-name="Table1.A35" office:value-type="string">
            <text:p text:style-name="P36"><text:bookmark text:name="rstudio_console_output"/>2425</text:p>
          </table:table-cell>
        </table:table-row>
        <table:table-row table:style-name="Table1.1">
          <table:table-cell table:style-name="Table1.A35" office:value-type="string">
            <text:p text:style-name="P18">SMN1</text:p>
          </table:table-cell>
          <table:table-cell table:style-name="Table1.A35" office:value-type="string">
            <text:p text:style-name="P22">9</text:p>
          </table:table-cell>
          <table:table-cell table:style-name="Table1.A35" office:value-type="string">
            <text:p text:style-name="P18">5</text:p>
          </table:table-cell>
          <table:table-cell table:style-name="Table1.A35" office:value-type="string">
            <text:p text:style-name="P18">70256524,70284595</text:p>
          </table:table-cell>
          <table:table-cell table:style-name="Table1.A35" office:value-type="string">
            <text:p text:style-name="P23">67<text:span text:style-name="T18">3</text:span></text:p>
          </table:table-cell>
        </table:table-row>
        <table:table-row table:style-name="Table1.1">
          <table:table-cell table:style-name="Table1.A35" office:value-type="string">
            <text:p text:style-name="P21">TGFBR2</text:p>
          </table:table-cell>
          <table:table-cell table:style-name="Table1.A35" office:value-type="string">
            <text:p text:style-name="P22">9</text:p>
          </table:table-cell>
          <table:table-cell table:style-name="Table1.A35" office:value-type="string">
            <text:p text:style-name="P20">3</text:p>
          </table:table-cell>
          <table:table-cell table:style-name="Table1.A35" office:value-type="string">
            <text:p text:style-name="P20">30622998,30710638</text:p>
          </table:table-cell>
          <table:table-cell table:style-name="Table1.A35" office:value-type="string">
            <text:p text:style-name="P23">392</text:p>
          </table:table-cell>
        </table:table-row>
        <table:table-row table:style-name="Table1.1">
          <table:table-cell table:style-name="Table1.A35" office:value-type="string">
            <text:p text:style-name="P21">HR</text:p>
          </table:table-cell>
          <table:table-cell table:style-name="Table1.A35" office:value-type="string">
            <text:p text:style-name="P22">assignment</text:p>
          </table:table-cell>
          <table:table-cell table:style-name="Table1.A35" office:value-type="string">
            <text:p text:style-name="P22">8</text:p>
          </table:table-cell>
          <table:table-cell table:style-name="Table1.A35" office:value-type="string">
            <text:p text:style-name="P22">22027877,22045326</text:p>
          </table:table-cell>
          <table:table-cell table:style-name="Table1.A35" office:value-type="string">
            <text:p text:style-name="P23">1024</text:p>
          </table:table-cell>
        </table:table-row>
      </table:table>
      <text:p text:style-name="P1"/>
      <text:p text:style-name="P1"/>
      <text:p text:style-name="P26">1. http://www.ncbi.nlm.nih.gov/pmc/articles/PMC148347/</text:p>
      <text:p text:style-name="P26">2. http://www.nature.com/nature/journal/v406/n6797/full/406747a0.html#B6</text:p>
      <text:p text:style-name="P26">3. http://www.nature.com/ncomms/2015/150109/ncomms6987/full/ncomms6987.html</text:p>
      <text:p text:style-name="P1"><text:span text:style-name="T2">4. </text:span><text:a xlink:type="simple" xlink:href="http://jco.ascopubs.org/content/24/23/3726.full#sec-21" text:style-name="Internet_20_link" text:visited-style-name="Visited_20_Internet_20_Link"><text:span text:style-name="T6">http://jco.ascopubs.org/content/24/23/3726.full#sec-21</text:span></text:a></text:p>
      <text:p text:style-name="P1"><text:span text:style-name="T10">5. </text:span><text:a xlink:type="simple" xlink:href="http://clincancerres.aacrjournals.org/content/15/2/441.full" text:style-name="Internet_20_link" text:visited-style-name="Visited_20_Internet_20_Link"><text:span text:style-name="T6">http://clincancerres.aacrjournals.org/content/15/2/441.full</text:span></text:a></text:p>
      <text:p text:style-name="P3"><text:span text:style-name="T9">6. </text:span><text:span text:style-name="T11">PEST Domain Mutations in Notch Receptors</text:span></text:p>
      <text:p text:style-name="P27">Comprise an Oncogenic Driver Segment in Triple-</text:p>
      <text:p text:style-name="P27">Negative Breast Cancer Sensitive to a g-Secretase</text:p>
      <text:p text:style-name="P27">Inhibitor</text:p>
      <text:p text:style-name="P29">Kai Wang 1 , Qin Zhang 1 , Danan Li 1 , Keith Ching 1 , Cathy Zhang 1 , Xianxian Zheng 1 ,</text:p>
      <text:p text:style-name="P29">Mark Ozeck 1 , Stephanie Shi 2 , Xiaorong Li 1 , Hui Wang 1 , Paul Rejto 1 , James Christensen 1 , and</text:p>
      <text:p text:style-name="P29">Peter Olson 1</text:p>
      <text:p text:style-name="P4"><text:span text:style-name="T2">7. </text:span><text:span text:style-name="T4">Oncogenic pathway signatures in human cancers as</text:span></text:p>
      <text:p text:style-name="P28">a guide to targeted therapies</text:p>
      <text:p text:style-name="P30">Andrea H. Bild 1,2 , Guang Yao 1,2 , Jeffrey T. Chang 1,2 , Quanli Wang 1 , Anil Potti 1,4 , Dawn Chasse </text:p>
      <text:p text:style-name="P30">Mary-Beth Joshi 3 , David Harpole 3 , Johnathan M. Lancaster 7 , Andrew Berchuck 5 , John A. Olson Jr </text:p>
      <text:p text:style-name="P30">Jeffrey R. Marks 3 , Holly K. Dressman 1,2 , Mike West 6 &amp; Joseph R. Nevins 1,2</text:p>
      <text:p text:style-name="P4"><text:span text:style-name="T2">8. </text:span><text:span text:style-name="T4">CLK2 Is an Oncogenic Kinase and Splicing</text:span></text:p>
      <text:p text:style-name="P28">Regulator in Breast Cancer</text:p>
      <text:p text:style-name="P30">Taku Yoshida 1,2,3 , Jee Hyun Kim 1,2,3,4 , Kristopher Carver 1,2,3 , Ying Su 1,2,3 ,</text:p>
      <text:p text:style-name="P30">Stanislawa Weremowicz 5,6 , Laura Mulvey 1 , Shoji Yamamoto 1,2,3 , Cameron Brennan 7 ,</text:p>
      <text:p text:style-name="P30">Shenglin Mei 8,9 , Henry Long 8 , Jun Yao 1,2,3,10 , and Kornelia Polyak 1,2,3,8,</text:p>
      <text:p text:style-name="P6"><text:span text:style-name="T15">9. </text:span>Busch, S., et al. "TGF-beta receptor type-2 expression in cancer-associated fibroblasts regulates breast cancer cell growth and survival and is a prognostic marker in pre-menopausal breast cancer." <text:span text:style-name="T16">Oncogene</text:span> 34.1 (2015): 27-38.</text:p>
      <text:p text:style-name="P5"/>
      <text:p text:style-name="P1"/>
      <text:p text:style-name="P26"><text:soft-page-break/>Think about! There are probably more genes involved in these kind of breast cancers. Therefore, this selection is very arbitrary and selective. The results of this quality filtering is therefore very biased to the found articles and previously performed research. </text:p>
      <text:p text:style-name="P1"/>
      <text:p text:style-name="P1"/>
      <text:p text:style-name="P1"/>
      <text:p text:style-name="P1"/>
      <text:p text:style-name="P1"/>
      <text:p text:style-name="P1"/>
      <text:p text:style-name="P1"/>
      <text:p text:style-name="P33">Chromosome 17: 35,104,766-35,138,441 ⇒ HER2 gene</text:p>
      <text:p text:style-name="P1"><text:span text:style-name="T1">In humans, the two forms of the estrogen receptor are encoded by different </text:span><text:a xlink:type="simple" xlink:href="http://en.wikipedia.org/wiki/Gene" text:style-name="Internet_20_link" text:visited-style-name="Visited_20_Internet_20_Link"><text:span text:style-name="T5">genes</text:span></text:a><text:span text:style-name="T1">, </text:span><text:a xlink:type="simple" xlink:href="http://www.genenames.org/data/hgnc_data.php?match=ESR1" text:style-name="Internet_20_link" text:visited-style-name="Visited_20_Internet_20_Link"><text:span text:style-name="T5">ESR1</text:span></text:a><text:span text:style-name="T1"> and </text:span><text:a xlink:type="simple" xlink:href="http://www.genenames.org/data/hgnc_data.php?match=ESR2" text:style-name="Internet_20_link" text:visited-style-name="Visited_20_Internet_20_Link"><text:span text:style-name="T5">ESR2</text:span></text:a><text:span text:style-name="T1"> on the sixth and fourteenth </text:span><text:a xlink:type="simple" xlink:href="http://en.wikipedia.org/wiki/Chromosome" text:style-name="Internet_20_link" text:visited-style-name="Visited_20_Internet_20_Link"><text:span text:style-name="T5">chromosome</text:span></text:a><text:span text:style-name="T1"> (6q25.1 and 14q23.2), respectively. </text:span></text:p>
      <text:p text:style-name="P31">ESR1:Chromosome 6: 152,053,324-152,466,099</text:p>
      <text:p text:style-name="P31">ESR2:Chromosome 14: 63,763,506-63,875,021</text:p>
      <text:p text:style-name="P33">⇒ ER gene</text:p>
      <text:p text:style-name="P1"/>
      <text:p text:style-name="P1"><text:a xlink:type="simple" xlink:href="http://www.ensembl.org/Homo_sapiens/geneview?gene=ENSG00000082175" text:style-name="Internet_20_link" text:visited-style-name="Visited_20_Internet_20_Link"><text:span text:style-name="T5">11q22.1</text:span></text:a><text:span text:style-name="T1"> <text:s/>Ensemble code (Chromosome 11: 100,414,313-100,506,465</text:span><text:span text:style-name="T12">) ⇒ PR gene</text:span></text:p>
      <text:p text:style-name="P1"/>
      <text:p text:style-name="P32">Background information on types of breast cancer:</text:p>
      <text:p text:style-name="P1"><text:span text:style-name="T3">Triple negative: </text:span><text:a xlink:type="simple" xlink:href="http://onlinelibrary.wiley.com/doi/10.1002/cncr.22618/full" text:style-name="Internet_20_link" text:visited-style-name="Visited_20_Internet_20_Link"><text:span text:style-name="T5">http://onlinelibrary.wiley.com/doi/10.1002/cncr.22618/full</text:span></text:a></text:p>
      <text:p text:style-name="P1"><text:span text:style-name="T3">HER positive:</text:span><text:span text:style-name="T1"> </text:span><text:a xlink:type="simple" xlink:href="http://www.wjgnet.com/2218-4333/pdf/v5/i3/440.pdf" text:style-name="Internet_20_link" text:visited-style-name="Visited_20_Internet_20_Link"><text:span text:style-name="T5">http://www.wjgnet.com/2218-4333/pdf/v5/i3/440.pdf</text:span></text:a></text:p>
      <text:p text:style-name="P1"><text:span text:style-name="T3">All:</text:span><text:span text:style-name="T1"> </text:span><text:a xlink:type="simple" xlink:href="http://www.webmd.com/breast-cancer/breast-cancer-types-er-positive-her2-positive" text:style-name="Internet_20_link" text:visited-style-name="Visited_20_Internet_20_Link"><text:span text:style-name="T5">http://www.webmd.com/breast-cancer/breast-cancer-types-er-positive-her2-positive</text:span></text:a></text:p>
      <text:p text:style-name="P1"/>
      <text:p text:style-name="P26">Because basal-like breast cancers are ER-, PR-, and HER2-negative, they are sometimes called ‘triple-negative,’ although it should be noted that only about 85% of triple-negative phenotypic breast cancers are deemed to be basal-like when tested by appropriate immunohistochemical means.</text:p>
      <text:p text:style-name="P1"/>
      <text:p text:style-name="P1"/>
      <text:p text:style-name="P1"/>
      <text:p text:style-name="P1"><text:a xlink:type="simple" xlink:href="http://meeting.ascopubs.org/cgi/content/abstract/24/18_suppl/508/" text:style-name="Internet_20_link" text:visited-style-name="Visited_20_Internet_20_Link"><text:span text:style-name="T6">http://meeting.ascopubs.org/cgi/content/abstract/24/18_suppl/508/</text:span></text:a></text:p>
      <text:p text:style-name="P26">90% of BCs in women with germline BRCA1 mutations are ER, PR and HER2 negative (so-called "Triple Negatives"), and 80–90% of triple negative BCs are "basal-like" by DNA microarray and IHC analysis. Prevalence of germline BRCA1mutations among women with triple negative BC may therefore, be elevated, and underestimated by available calculation models, which do not take tumor features into account. </text:p>
      <text:p text:style-name="P1"/>
      <text:p text:style-name="P1"><text:a xlink:type="simple" xlink:href="http://erc.endocrinology-journals.org/content/13/1/39.long" text:style-name="Internet_20_link" text:visited-style-name="Visited_20_Internet_20_Link"><text:span text:style-name="T6">http://erc.endocrinology-journals.org/content/13/1/39.long</text:span></text:a></text:p>
      <text:p text:style-name="P26">Contains information on co over expression of genes related to HER positive breastcancer.</text:p>
      <text:p text:style-name="P1"/>
      <text:p text:style-name="P1"><text:a xlink:type="simple" xlink:href="http://www.nature.com/ncomms/2015/150109/ncomms6987/full/ncomms6987.html" text:style-name="Internet_20_link" text:visited-style-name="Visited_20_Internet_20_Link"><text:span text:style-name="T6">http://www.nature.com/ncomms/2015/150109/ncomms6987/full/ncomms6987.html</text:span></text:a></text:p>
      <text:p text:style-name="P34">BCL11A ⇒ betrokken bij Triple negative breast cancer</text:p>
      <text:p text:style-name="P1"/>
      <text:p text:style-name="P1"><text:a xlink:type="simple" xlink:href="http://jco.ascopubs.org/content/24/23/3726.full#sec-21" text:style-name="Internet_20_link" text:visited-style-name="Visited_20_Internet_20_Link"><text:span text:style-name="T6">http://jco.ascopubs.org/content/24/23/3726.full#sec-21</text:span></text:a></text:p>
      <text:p text:style-name="P1"><text:span text:style-name="T2">21 genes that might have an influence on hr positive breastcancer</text:span><text:span text:style-name="T7">STK15</text:span><text:span text:style-name="T8">, </text:span><text:span text:style-name="T7">Survivin</text:span><text:span text:style-name="T8"> or </text:span><text:span text:style-name="T7">BIRC5</text:span><text:span text:style-name="T8">, </text:span><text:span text:style-name="T7">CCNB1</text:span><text:span text:style-name="T8"> or </text:span><text:span text:style-name="T7">cyclin B1</text:span><text:span text:style-name="T8">, </text:span><text:span text:style-name="T7">MYBL2</text:span><text:span text:style-name="T8">, </text:span><text:span text:style-name="T7">GRB7</text:span><text:span text:style-name="T8">, </text:span><text:span text:style-name="T7">HER2</text:span><text:span text:style-name="T8">, </text:span><text:span text:style-name="T7">ER</text:span><text:span text:style-name="T8">, </text:span><text:span text:style-name="T7">PGR</text:span><text:span text:style-name="T8">, </text:span><text:a xlink:type="simple" xlink:href="http://jco.ascopubs.org/content/24/23/3726.full#sec-21" text:style-name="Internet_20_link" text:visited-style-name="Visited_20_Internet_20_Link"><text:span text:style-name="T7">BCL2, SCUBE2</text:span></text:a><text:span text:style-name="T8">, </text:span><text:span text:style-name="T7">MMP11</text:span><text:span text:style-name="T8"> or </text:span><text:span text:style-name="T7">stromelysin 3</text:span><text:span text:style-name="T8">, </text:span><text:a xlink:type="simple" xlink:href="http://jco.ascopubs.org/content/24/23/3726.full#sec-21" text:style-name="Internet_20_link" text:visited-style-name="Visited_20_Internet_20_Link"><text:span text:style-name="T7">CTSL2 or cathepsin L2</text:span></text:a><text:span text:style-name="T8">, </text:span><text:span text:style-name="T7">GSTM1</text:span><text:span text:style-name="T8">, </text:span><text:span text:style-name="T7">CD68</text:span><text:span text:style-name="T8">, and </text:span><text:span text:style-name="T7">BAG1 </text:span></text:p>
      <text:p text:style-name="P31"><text:soft-page-break/>Might be all interesting for ER positive breast cancer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Arial" svg:font-family="Arial" style:font-family-generic="roman" style:font-pitch="variable"/>
    <style:font-face style:name="Nova Mono" svg:font-family="'Nova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va Mono1" svg:font-family="'Nova Mon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dc:date>2016-04-19T14:13:56.801997087</dc:date>
    <meta:editing-duration>PT1H55M22S</meta:editing-duration>
    <meta:editing-cycles>2</meta:editing-cycles>
    <meta:document-statistic meta:table-count="1" meta:image-count="0" meta:object-count="0" meta:page-count="5" meta:paragraph-count="340" meta:word-count="845" meta:character-count="5677" meta:non-whitespace-character-count="5160"/>
  </office:meta>
</office:document-meta>
</file>